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fad0" officeooo:paragraph-rsid="000bfad0"/>
    </style:style>
    <style:style style:name="P2" style:family="paragraph" style:parent-style-name="Standard">
      <style:text-properties officeooo:rsid="000d02e3" officeooo:paragraph-rsid="000d02e3"/>
    </style:style>
    <style:style style:name="P3" style:family="paragraph" style:parent-style-name="Standard">
      <style:text-properties officeooo:rsid="000ef61c" officeooo:paragraph-rsid="000ef61c"/>
    </style:style>
    <style:style style:name="P4" style:family="paragraph" style:parent-style-name="Standard">
      <style:text-properties officeooo:rsid="0010dfee" officeooo:paragraph-rsid="000ef61c"/>
    </style:style>
    <style:style style:name="P5" style:family="paragraph" style:parent-style-name="Standard">
      <style:text-properties officeooo:rsid="0010dfee" officeooo:paragraph-rsid="0010dfee"/>
    </style:style>
    <style:style style:name="P6" style:family="paragraph" style:parent-style-name="Standard">
      <style:text-properties officeooo:rsid="00126e42" officeooo:paragraph-rsid="00126e42"/>
    </style:style>
    <style:style style:name="P7" style:family="paragraph" style:parent-style-name="Standard">
      <style:text-properties officeooo:rsid="001272f2" officeooo:paragraph-rsid="001272f2"/>
    </style:style>
    <style:style style:name="P8" style:family="paragraph" style:parent-style-name="Standard">
      <style:text-properties officeooo:rsid="00128874" officeooo:paragraph-rsid="00128874"/>
    </style:style>
    <style:style style:name="P9" style:family="paragraph" style:parent-style-name="Standard">
      <style:text-properties officeooo:rsid="0012958c" officeooo:paragraph-rsid="0012958c"/>
    </style:style>
    <style:style style:name="P10" style:family="paragraph" style:parent-style-name="Standard">
      <style:text-properties officeooo:rsid="0013b347" officeooo:paragraph-rsid="0013b347"/>
    </style:style>
    <style:style style:name="P11" style:family="paragraph" style:parent-style-name="Standard">
      <style:text-properties officeooo:rsid="0014d486" officeooo:paragraph-rsid="0014d486"/>
    </style:style>
    <style:style style:name="P12" style:family="paragraph" style:parent-style-name="Standard">
      <style:text-properties officeooo:rsid="00154cec" officeooo:paragraph-rsid="00154cec"/>
    </style:style>
    <style:style style:name="P13" style:family="paragraph" style:parent-style-name="Standard">
      <style:text-properties officeooo:rsid="001712cc" officeooo:paragraph-rsid="001712cc"/>
    </style:style>
    <style:style style:name="P14" style:family="paragraph" style:parent-style-name="Standard">
      <style:text-properties officeooo:rsid="00181599" officeooo:paragraph-rsid="00181599"/>
    </style:style>
    <style:style style:name="P15" style:family="paragraph" style:parent-style-name="Preformatted_20_Text">
      <style:text-properties fo:color="#cda869" style:font-name="Noto Mono" fo:font-size="10pt" officeooo:rsid="001712cc" officeooo:paragraph-rsid="001712c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 Blätte 12.05.2017</text:p>
      <text:p text:style-name="P1"/>
      <text:p text:style-name="P1"/>
      <text:p text:style-name="P10">R Markdown ist ein R-Paket install.packages(„rmarkdown“)</text:p>
      <text:p text:style-name="P2">Unterschied Markdown und R-Markdown:</text:p>
      <text:p text:style-name="P2"/>
      <text:p text:style-name="P2"/>
      <text:p text:style-name="P3">git add *</text:p>
      <text:p text:style-name="P3"/>
      <text:p text:style-name="P3">gitt commit</text:p>
      <text:p text:style-name="P3"/>
      <text:p text:style-name="P3">git push origin master</text:p>
      <text:p text:style-name="P3"/>
      <text:p text:style-name="P4"/>
      <text:p text:style-name="P5">Funktion withMissing: NA = not available Werte mit einfügbar!</text:p>
      <text:p text:style-name="P6">Wichtig:</text:p>
      <text:p text:style-name="P6"/>
      <text:p text:style-name="P6">mean() = Mittelwert → hat na.rm standardmäßig als FALSE</text:p>
      <text:p text:style-name="P7"/>
      <text:p text:style-name="P7"/>
      <text:p text:style-name="P8">R ist <text:span text:style-name="T1">keine</text:span><text:span text:style-name="T2"> objektorientierte Sprache</text:span></text:p>
      <text:p text:style-name="P9"><text:span text:style-name="T2">Eine Funktion macht etwas mit dem Objekt, dass ihr übergeben wird.</text:span></text:p>
      <text:p text:style-name="P9"><text:span text:style-name="T2"/></text:p>
      <text:p text:style-name="P11"><text:span text:style-name="T2">Listen sind die flexibelste Art der Datenspeicherung → Wie ein Schrank, alles verschiedenes ist in einer Liste speicherbar</text:span></text:p>
      <text:p text:style-name="P11"><text:span text:style-name="T2"/></text:p>
      <text:p text:style-name="P12"><text:span text:style-name="T2">Bei reg.exp beachten:</text:span></text:p>
      <text:p text:style-name="P12"><text:span text:style-name="T2"/></text:p>
      <text:p text:style-name="P12"><text:span text:style-name="T2">Immer doppelte Escape-zeichen setzen! Statt \ also \\ setzen</text:span></text:p>
      <text:p text:style-name="P12"><text:span text:style-name="T2">Quantoren lernen (z.b. mehr als eine Zahl)</text:span></text:p>
      <text:p text:style-name="P12"><text:span text:style-name="T2"/></text:p>
      <text:p text:style-name="P13"><text:span text:style-name="T2">GLES – German </text:span></text:p>
      <text:p text:style-name="P13"><text:span text:style-name="T2"/></text:p>
      <text:p text:style-name="P15"><text:bookmark text:name="rstudio_console_output"/><text:span text:style-name="T2">http://134.91.37.242/packages</text:span></text:p>
      <text:p text:style-name="P13"><text:span text:style-name="T2"># Blätte Server (nur über uni due netz)</text:span></text:p>
      <text:p text:style-name="P13"><text:span text:style-name="T2"/></text:p>
      <text:p text:style-name="P14"><text:span text:style-name="T2">knitr:</text:span></text:p>
      <text:p text:style-name="P14"><text:span text:style-name="T2"><text:tab/>Macht aus Rmarkdown-Dokumenten HTML und erstellt die R-Markdow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0:20:31.124403589</meta:creation-date>
    <dc:date>2017-05-12T17:32:21.198346648</dc:date>
    <meta:editing-duration>PT6H51M24S</meta:editing-duration>
    <meta:editing-cycles>12</meta:editing-cycles>
    <meta:generator>LibreOffice/5.2.6.2$Linux_X86_64 LibreOffice_project/20m0$Build-2</meta:generator>
    <meta:document-statistic meta:table-count="0" meta:image-count="0" meta:object-count="0" meta:page-count="1" meta:paragraph-count="20" meta:word-count="114" meta:character-count="777" meta:non-whitespace-character-count="680"/>
  </office:meta>
</office:document-meta>
</file>